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f48e0" officeooo:paragraph-rsid="000f48e0"/>
    </style:style>
    <style:style style:name="P2" style:family="paragraph" style:parent-style-name="Standard">
      <style:text-properties fo:font-size="16pt" fo:font-weight="bold" officeooo:rsid="000f48e0" officeooo:paragraph-rsid="000f48e0" style:font-size-asian="16pt" style:font-weight-asian="bold" style:font-size-complex="16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Collections</text:p>
      <text:p text:style-name="P1">Robert Muetzelfeldt</text:p>
      <text:p text:style-name="P1">9th May 2024</text:p>
      <text:p text:style-name="P1"/>
      <text:p text:style-name="P1">An AKT knowledge base consists of a number of components - the metadata, statements, sources, formal terms, etc. <text:s text:c="3"/>All these components, with the exception of the metadata, have a number of similar items. <text:s text:c="3"/>I'll call these collections of items.</text:p>
      <text:p text:style-name="P1"/>
      <text:p text:style-name="P1">When the user interacts with the knowledge base - to view it, or to add or modify it - much of this interaction involves working one or other of the collections. <text:s text:c="2"/>In webAKT, these are primarily accessed via the KB menu: e.g. the Statements command or the sources command.</text:p>
      <text:p text:style-name="P1"/>
      <text:p text:style-name="P1">When you do this, webAKT opens up a window which show you a scrollable list of all the items in the collection. <text:s/>This list is actually a table, with the columns being the ID for each item and possibly other properties. <text:s/>For example, for statements, it might show the formal and English versions of each statement.</text:p>
      <text:p text:style-name="P1"/>
      <text:p text:style-name="P1">Previously, each panel that 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9T15:13:42.417903109</meta:creation-date>
    <meta:generator>LibreOffice/7.3.7.2$Linux_X86_64 LibreOffice_project/30$Build-2</meta:generator>
    <dc:date>2024-05-09T15:22:26.331186552</dc:date>
    <meta:editing-duration>PT8M44S</meta:editing-duration>
    <meta:editing-cycles>1</meta:editing-cycles>
    <meta:document-statistic meta:table-count="0" meta:image-count="0" meta:object-count="0" meta:page-count="1" meta:paragraph-count="7" meta:word-count="154" meta:character-count="901" meta:non-whitespace-character-count="743"/>
  </office:meta>
</office:document-meta>
</file>